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0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number-columns-repeated="4"/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3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3"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table:style-name="ce3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3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 table:number-rows-repeated="104856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2:40.6997038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0.607690460</meta:creation-date>
    <dc:date>2018-01-11T08:05:41.687603602</dc:date>
    <meta:editing-duration>PT10M9S</meta:editing-duration>
    <meta:editing-cycles>4</meta:editing-cycles>
    <meta:generator>LibreOffice/5.4.2.2$Linux_X86_64 LibreOffice_project/40m0$Build-2</meta:generator>
    <meta:document-statistic meta:table-count="1" meta:cell-count="175" meta:object-count="0"/>
  </office:meta>
</office:document-meta>
</file>